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in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problem-summary"/>Problem summary</text:h>
      <text:p text:style-name="Text_20_body">Given two values say, <text:bookmark text:name="MathJax-Element-1-Frame"/><text:bookmark text:name="MathJax-Span-1"/><text:bookmark text:name="MathJax-Span-2"/><text:bookmark text:name="MathJax-Span-3"/><text:span text:style-name="T1">a</text:span></text:p>
      <text:p text:style-name="Text_20_body">and <text:bookmark text:name="MathJax-Element-2-Frame"/><text:bookmark text:name="MathJax-Span-4"/><text:bookmark text:name="MathJax-Span-5"/><text:bookmark text:name="MathJax-Span-6"/><text:span text:style-name="T1">b</text:span>, we want to determine the sum of all odd integers from <text:bookmark text:name="MathJax-Element-3-Frame"/><text:bookmark text:name="MathJax-Span-7"/><text:bookmark text:name="MathJax-Span-8"/><text:bookmark text:name="MathJax-Span-9"/><text:span text:style-name="T1">a</text:span> through <text:bookmark text:name="MathJax-Element-4-Frame"/><text:bookmark text:name="MathJax-Span-10"/><text:bookmark text:name="MathJax-Span-11"/><text:bookmark text:name="MathJax-Span-12"/><text:span text:style-name="T1">b</text:span>, inclusive of both <text:bookmark text:name="MathJax-Element-5-Frame"/><text:bookmark text:name="MathJax-Span-13"/><text:bookmark text:name="MathJax-Span-14"/><text:bookmark text:name="MathJax-Span-15"/><text:span text:style-name="T1">a</text:span> and <text:bookmark text:name="MathJax-Element-6-Frame"/><text:bookmark text:name="MathJax-Span-16"/><text:bookmark text:name="MathJax-Span-17"/><text:bookmark text:name="MathJax-Span-18"/><text:span text:style-name="T1">b</text:span></text:p>
      <text:p text:style-name="Text_20_body">.</text:p>
      <text:h text:style-name="Heading_20_3" text:outline-level="3"><text:bookmark text:name="algorithm-idea"/>Algorithm idea</text:h>
      <text:p text:style-name="Text_20_body">The main idea of the algorithm is to determine a desirable loop to add up every odd integers present from <text:bookmark text:name="MathJax-Element-7-Frame"/><text:bookmark text:name="MathJax-Span-19"/><text:bookmark text:name="MathJax-Span-20"/><text:bookmark text:name="MathJax-Span-21"/><text:span text:style-name="T1">a</text:span></text:p>
      <text:p text:style-name="Text_20_body">through <text:bookmark text:name="MathJax-Element-8-Frame"/><text:bookmark text:name="MathJax-Span-22"/><text:bookmark text:name="MathJax-Span-23"/><text:bookmark text:name="MathJax-Span-24"/><text:span text:style-name="T1">b</text:span>, inclusive of both <text:bookmark text:name="MathJax-Element-9-Frame"/><text:bookmark text:name="MathJax-Span-25"/><text:bookmark text:name="MathJax-Span-26"/><text:bookmark text:name="MathJax-Span-27"/><text:span text:style-name="T1">a</text:span> and <text:bookmark text:name="MathJax-Element-10-Frame"/><text:bookmark text:name="MathJax-Span-28"/><text:bookmark text:name="MathJax-Span-29"/><text:bookmark text:name="MathJax-Span-30"/><text:span text:style-name="T1">b</text:span></text:p>
      <text:p text:style-name="Text_20_body">. Note that the difference of each adjacent pair of odd integers is 1.</text:p>
      <text:h text:style-name="Heading_20_3" text:outline-level="3"><text:bookmark text:name="pseudo-code"/>Pseudo code</text:h>
      <text:p text:style-name="Preformatted_20_Text">sum=0</text:p>
      <text:p text:style-name="Preformatted_20_Text">for i=a; i&lt;=b; i++</text:p>
      <text:p text:style-name="Preformatted_20_Text"><text:s text:c="2"/>if i%2==1</text:p>
      <text:p text:style-name="Preformatted_20_Text"><text:s text:c="4"/>sum+=i</text:p>
      <text:p text:style-name="Preformatted_20_Text"><text:s text:c="2"/>end</text:p>
      <text:p text:style-name="Preformatted_20_Text">end</text:p>
      <text:p text:style-name="P1">print sum</text:p>
      <text:h text:style-name="Heading_20_3" text:outline-level="3"><text:bookmark text:name="complexity-analyses-and-correctness"/>Complexity analyses and correctness</text:h>
      <text:p text:style-name="Text_20_body">The algorithm requires <text:bookmark text:name="MathJax-Element-11-Frame"/><text:bookmark text:name="MathJax-Span-31"/><text:bookmark text:name="MathJax-Span-32"/><text:bookmark text:name="MathJax-Span-33"/><text:span text:style-name="T1">O</text:span><text:bookmark text:name="MathJax-Span-34"/><text:span text:style-name="T2">(</text:span><text:bookmark text:name="MathJax-Span-35"/><text:span text:style-name="T1">n</text:span><text:bookmark text:name="MathJax-Span-36"/><text:span text:style-name="T2">)</text:span></text:p>
      <text:p text:style-name="Text_20_body">time where <text:bookmark text:name="MathJax-Element-12-Frame"/><text:bookmark text:name="MathJax-Span-37"/><text:bookmark text:name="MathJax-Span-38"/><text:bookmark text:name="MathJax-Span-39"/><text:span text:style-name="T1">n</text:span></text:p>
      <text:p text:style-name="Text_20_body">is b-a.</text:p>
      <text:p text:style-name="Text_20_body">For Perl scripts:</text:p>
      <text:p text:style-name="Text_20_body"><text:span text:style-name="Emphasis">#!/usr/bin/perl-w</text:span></text:p>
      <text:p text:style-name="Text_20_body">use feature qw/say/;</text:p>
      <text:p text:style-name="Text_20_body">my $count = 0;</text:p>
      <text:p text:style-name="Text_20_body">for ( my <text:bookmark text:name="MathJax-Element-13-Frame"/><text:bookmark text:name="MathJax-Span-40"/><text:bookmark text:name="MathJax-Span-41"/><text:bookmark text:name="MathJax-Span-42"/><text:span text:style-name="T1">i</text:span><text:bookmark text:name="MathJax-Span-43"/><text:span text:style-name="T2">=</text:span><text:bookmark text:name="MathJax-Span-44"/><text:span text:style-name="T1">a</text:span><text:bookmark text:name="MathJax-Span-45"/><text:span text:style-name="T2">;</text:span></text:p>
      <text:p text:style-name="Text_20_body">i &lt; b; <text:bookmark text:name="MathJax-Element-14-Frame"/><text:bookmark text:name="MathJax-Span-46"/><text:bookmark text:name="MathJax-Span-47"/>i += 1) {<text:line-break/>    if (i % 2 == 1){ say <text:bookmark text:name="MathJax-Element-15-Frame"/><text:bookmark text:name="MathJax-Span-48"/><text:bookmark text:name="MathJax-Span-49"/><text:bookmark text:name="MathJax-Span-50"/><text:span text:style-name="T1">i</text:span><text:bookmark text:name="MathJax-Span-51"/><text:span text:style-name="T2">;</text:span>count = <text:bookmark text:name="MathJax-Element-16-Frame"/><text:bookmark text:name="MathJax-Span-52"/><text:bookmark text:name="MathJax-Span-53"/><text:bookmark text:name="MathJax-Span-54"/><text:span text:style-name="T1">c</text:span><text:bookmark text:name="MathJax-Span-55"/><text:span text:style-name="T1">o</text:span><text:bookmark text:name="MathJax-Span-56"/><text:span text:style-name="T1">u</text:span><text:bookmark text:name="MathJax-Span-57"/><text:span text:style-name="T1">n</text:span><text:bookmark text:name="MathJax-Span-58"/><text:span text:style-name="T1">t</text:span><text:bookmark text:name="MathJax-Span-59"/><text:span text:style-name="T2">+</text:span></text:p>
      <text:p text:style-name="Text_20_body">i; # use to sum up all integers</text:p>
      <text:p text:style-name="Text_20_body">}</text:p>
      <text:p text:style-name="Text_20_body">} say $count."\n"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48:17.152000000</meta:creation-date>
    <dc:date>2016-11-06T12:49:31.401000000</dc:date>
    <meta:editing-duration>PT1M14S</meta:editing-duration>
    <meta:editing-cycles>1</meta:editing-cycles>
    <meta:document-statistic meta:table-count="0" meta:image-count="0" meta:object-count="0" meta:page-count="1" meta:paragraph-count="29" meta:word-count="146" meta:character-count="707" meta:non-whitespace-character-count="578"/>
    <meta:generator>LibreOffice/5.1.5.2$Windows_x86 LibreOffice_project/7a864d8825610a8c07cfc3bc01dd4fce6a9447e5</meta:generator>
  </office:meta>
</office:document-meta>
</file>